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irce-Regular" svg:font-family="Circe-Regular"/>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style:vertical-align="middle" fo:background-color="#b4c7dc" fo:padding="0.097cm" fo:border-left="0.5pt solid #000000" fo:border-right="none" fo:border-top="0.5pt solid #000000" fo:border-bottom="0.5pt solid #000000">
        <style:background-image/>
      </style:table-cell-properties>
    </style:style>
    <style:style style:name="Tableau1.B1" style:family="table-cell">
      <style:table-cell-properties style:vertical-align="middle" fo:background-color="#b4c7dc" fo:padding="0.097cm" fo:border="0.5pt solid #000000">
        <style:background-image/>
      </style:table-cell-properties>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au2" style:family="table">
      <style:table-properties style:width="17cm" fo:break-before="page" table:align="left"/>
    </style:style>
    <style:style style:name="Tableau2.A" style:family="table-column">
      <style:table-column-properties style:column-width="1.199cm"/>
    </style:style>
    <style:style style:name="Tableau2.B" style:family="table-column">
      <style:table-column-properties style:column-width="8.05cm"/>
    </style:style>
    <style:style style:name="Tableau2.C" style:family="table-column">
      <style:table-column-properties style:column-width="7.751cm"/>
    </style:style>
    <style:style style:name="Tableau2.A1" style:family="table-cell">
      <style:table-cell-properties style:vertical-align="middle" fo:padding="0.097cm" fo:border-left="0.5pt solid #000000" fo:border-right="none" fo:border-top="0.5pt solid #000000" fo:border-bottom="0.5pt solid #000000"/>
    </style:style>
    <style:style style:name="Tableau2.B1" style:family="table-cell">
      <style:table-cell-properties fo:padding="0.097cm" fo:border-left="0.5pt solid #000000" fo:border-right="none" fo:border-top="0.5pt solid #000000" fo:border-bottom="0.5pt solid #000000"/>
    </style:style>
    <style:style style:name="Tableau2.C1" style:family="table-cell">
      <style:table-cell-properties fo:padding="0.097cm" fo:border="0.5pt solid #000000"/>
    </style:style>
    <style:style style:name="Tableau2.A2" style:family="table-cell">
      <style:table-cell-properties style:vertical-align="middle" fo:padding="0.097cm" fo:border-left="0.5pt solid #000000" fo:border-right="none" fo:border-top="none" fo:border-bottom="0.5pt solid #000000"/>
    </style:style>
    <style:style style:name="Tableau2.C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paragraph-properties fo:text-align="justify" style:justify-single-word="false"/>
      <style:text-properties style:font-name="Calibri"/>
    </style:style>
    <style:style style:name="P2" style:family="paragraph" style:parent-style-name="Standard">
      <style:paragraph-properties fo:text-align="justify" style:justify-single-word="false"/>
      <style:text-properties style:font-name="Calibri" officeooo:paragraph-rsid="000859f2"/>
    </style:style>
    <style:style style:name="P3" style:family="paragraph" style:parent-style-name="Standard">
      <style:paragraph-properties fo:text-align="justify" style:justify-single-word="false"/>
      <style:text-properties style:font-name="Calibri" officeooo:rsid="000859f2" officeooo:paragraph-rsid="000859f2"/>
    </style:style>
    <style:style style:name="P4" style:family="paragraph" style:parent-style-name="Table_20_Contents" style:list-style-name="L2">
      <style:paragraph-properties fo:text-align="justify" style:justify-single-word="false"/>
    </style:style>
    <style:style style:name="P5" style:family="paragraph" style:parent-style-name="Table_20_Contents" style:list-style-name="L4">
      <style:paragraph-properties fo:text-align="justify" style:justify-single-word="false"/>
      <style:text-properties style:font-name="Calibri"/>
    </style:style>
    <style:style style:name="P6" style:family="paragraph" style:parent-style-name="Table_20_Contents" style:list-style-name="L4">
      <style:paragraph-properties fo:text-align="justify" style:justify-single-word="false"/>
      <style:text-properties style:font-name="Calibri" officeooo:paragraph-rsid="000859f2"/>
    </style:style>
    <style:style style:name="P7" style:family="paragraph" style:parent-style-name="Table_20_Contents" style:list-style-name="L3">
      <style:paragraph-properties fo:text-align="justify" style:justify-single-word="false"/>
      <style:text-properties style:font-name="Calibri"/>
    </style:style>
    <style:style style:name="P8" style:family="paragraph" style:parent-style-name="Table_20_Contents" style:list-style-name="L3">
      <style:paragraph-properties fo:text-align="justify" style:justify-single-word="false"/>
      <style:text-properties style:font-name="Calibri" officeooo:paragraph-rsid="000859f2"/>
    </style:style>
    <style:style style:name="P9" style:family="paragraph" style:parent-style-name="Table_20_Contents">
      <style:paragraph-properties fo:text-align="justify" style:justify-single-word="false"/>
      <style:text-properties style:font-name="Calibri" officeooo:rsid="000859f2" officeooo:paragraph-rsid="000859f2"/>
    </style:style>
    <style:style style:name="P10" style:family="paragraph" style:parent-style-name="Table_20_Contents" style:list-style-name="L1">
      <style:paragraph-properties fo:text-align="justify" style:justify-single-word="false"/>
      <style:text-properties style:font-name="Calibri" officeooo:rsid="000859f2" officeooo:paragraph-rsid="000859f2"/>
    </style:style>
    <style:style style:name="P11" style:family="paragraph" style:parent-style-name="Table_20_Contents" style:list-style-name="L3">
      <style:paragraph-properties fo:text-align="justify" style:justify-single-word="false"/>
      <style:text-properties style:font-name="Calibri" officeooo:rsid="000859f2" officeooo:paragraph-rsid="000859f2"/>
    </style:style>
    <style:style style:name="P12" style:family="paragraph" style:parent-style-name="Table_20_Contents">
      <style:paragraph-properties fo:text-align="center" style:justify-single-word="false"/>
      <style:text-properties style:font-name="Calibri" officeooo:rsid="000859f2" officeooo:paragraph-rsid="000859f2"/>
    </style:style>
    <style:style style:name="P13" style:family="paragraph" style:parent-style-name="Table_20_Contents">
      <style:paragraph-properties fo:text-align="center" style:justify-single-word="false"/>
      <style:text-properties style:font-name="Calibri"/>
    </style:style>
    <style:style style:name="P14" style:family="paragraph" style:parent-style-name="Table_20_Contents">
      <style:paragraph-properties fo:text-align="center" style:justify-single-word="false"/>
      <style:text-properties officeooo:paragraph-rsid="000859f2"/>
    </style:style>
    <style:style style:name="T1" style:family="text">
      <style:text-properties officeooo:rsid="000859f2"/>
    </style:style>
    <style:style style:name="T2" style:family="text">
      <style:text-properties style:font-name="Calibri"/>
    </style:style>
    <style:style style:name="T3" style:family="text">
      <style:text-properties style:font-name="Calibri" officeooo:rsid="000859f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éfinitions :</text:p>
      <text:p text:style-name="P1"/>
      <text:p text:style-name="P2">SaaS : Le Software as a Service (SaaS), ou Logiciel en tant que Service en Français, est un o<text:span text:style-name="T1">ffre</text:span></text:p>
      <text:p text:style-name="P2"><text:span text:style-name="T1">de cloud computing dans lequel un fournisseur de logiciels</text:span> héberge les applications et les rend disponibles pour ses clients par l’intermédiaire d’internet, <text:span text:style-name="T1">sous licence avec un abonnement à l’utilisateur</text:span>. <text:span text:style-name="T1">(Exemple : la suite Microsoft Office)</text:span></text:p>
      <text:p text:style-name="P1"/>
      <text:p text:style-name="P3">PaaS : La PaaS ou Plateform as a Service, la Plateforme en tant que Service en français, est un type d'offre de cloud computing dans lequel un fournisseur de services fournit une plateforme à ses clients, leur permettant de développer, d'exécuter et de gérer des applications commerciales sans avoir à construire et à maintenir l'infrastructure que ces processus de développement de logiciels requièrent généralement.</text:p>
      <text:p text:style-name="P1"/>
      <text:p text:style-name="P3">IaaS : La IaaS ou Infrastructure as a Service, l’Infrastructure en tant que service, est une offre de cloud computing permettant d’externaliser son infrastructure informatique matérielle dans un environnement virtualisé.</text:p>
      <text:p text:style-name="P3"/>
      <text:p text:style-name="P3">DaaS : Le DaaS ou Desktop as a Service, le Poste de travail en tant que service, est une offre de cloud computing dans laquelle un fournisseur de services fournit des postes de travail virtuels aux utilisateurs finaux via Internet, sous licence avec un abonnement à l’utilisateur.</text:p>
      <text:p text:style-name="P3"/>
      <text:p text:style-name="P3"/>
      <text:p text:style-name="P3">Avantages et inconvénients du SaaS, IaaS, PaaS</text:p>
      <table:table table:name="Tableau1" table:style-name="Tableau1">
        <table:table-column table:style-name="Tableau1.A" table:number-columns-repeated="2"/>
        <table:table-row>
          <table:table-cell table:style-name="Tableau1.A1" office:value-type="string">
            <text:p text:style-name="P12">Avantages</text:p>
          </table:table-cell>
          <table:table-cell table:style-name="Tableau1.B1" office:value-type="string">
            <text:p text:style-name="P12">Inconvénients</text:p>
          </table:table-cell>
        </table:table-row>
        <table:table-row>
          <table:table-cell table:style-name="Tableau1.A2" office:value-type="string">
            <text:list xml:id="list1887337022" text:style-name="L1">
              <text:list-item>
                <text:p text:style-name="P10">Les coûts d’achats, de maintenances, mises à jour et réparations des logiciels, des serveurs, des bases de données, et des plateformes de développement sont transformés en un unique abonnement permettant ainsi de réduire les coût à l’entreprise.</text:p>
              </text:list-item>
              <text:list-item>
                <text:p text:style-name="P10">Mises à jour et patchs correctifs sont installés automatiquement par le fournisseurs</text:p>
              </text:list-item>
              <text:list-item>
                <text:p text:style-name="P10">Accessible partout et depuis n’importe quel périphérique tant qu’on un accès internet</text:p>
              </text:list-item>
              <text:list-item>
                <text:p text:style-name="P10">Pas de limite d’utilisateurs simultanément sur une même application</text:p>
              </text:list-item>
              <text:list-item>
                <text:p text:style-name="P10">Basés sur le web grand public, ils sont facile à personnaliser aux besoins des entreprises et utilisateurs indépendant</text:p>
              </text:list-item>
            </text:list>
          </table:table-cell>
          <table:table-cell table:style-name="Tableau1.B2" office:value-type="string">
            <text:list xml:id="list165711317949349" text:continue-numbering="true" text:style-name="L1">
              <text:list-item>
                <text:p text:style-name="P10">Connexion internet obligatoire</text:p>
              </text:list-item>
              <text:list-item>
                <text:p text:style-name="P10">Possession d’un périphérique (ordinateur, tablette, etc...)</text:p>
              </text:list-item>
              <text:list-item>
                <text:p text:style-name="P10">Les entreprises et utilisateurs n'ont pas d'autre choix que de faire confiance à un vendeur externe pour fournir des logiciels, maintenir ceux-ci, proposer une facturation détaillée et garantir un environnement sécurisé pour les données de l'entreprise ou utilisateur</text:p>
              </text:list-item>
            </text:list>
          </table:table-cell>
        </table:table-row>
      </table:table>
      <text:p text:style-name="P3"/>
      <text:p text:style-name="P3"/>
      <table:table table:name="Tableau2" table:style-name="Tableau2">
        <table:table-column table:style-name="Tableau2.A"/>
        <table:table-column table:style-name="Tableau2.B"/>
        <table:table-column table:style-name="Tableau2.C"/>
        <table:table-row>
          <table:table-cell table:style-name="Tableau2.A1" office:value-type="string">
            <text:p text:style-name="P13"/>
          </table:table-cell>
          <table:table-cell table:style-name="Tableau2.B1" office:value-type="string">
            <text:p text:style-name="P9">Avantages</text:p>
          </table:table-cell>
          <table:table-cell table:style-name="Tableau2.C1" office:value-type="string">
            <text:p text:style-name="P9">Inconvénients</text:p>
          </table:table-cell>
        </table:table-row>
        <table:table-row>
          <table:table-cell table:style-name="Tableau2.A2" office:value-type="string">
            <text:p text:style-name="P12">SaaS</text:p>
          </table:table-cell>
          <table:table-cell table:style-name="Tableau2.A2" office:value-type="string">
            <text:list text:style-name="L2">
              <text:list-item>
                <text:p text:style-name="P4"><text:span text:style-name="T3">R</text:span><text:span text:style-name="T2">éduction considérable des coûts en temps et argent consacrés aux tâches d'installation, la gestion, et la mise à niveau des logiciels.</text:span></text:p>
              </text:list-item>
            </text:list>
            <text:list xml:id="list2370624476" text:style-name="L3">
              <text:list-item>
                <text:p text:style-name="P7">Libère beaucoup de temps pour le personnel technique à consacrer à des questions et des problèmes plus urgents au sein de l'organisation.</text:p>
              </text:list-item>
            </text:list>
          </table:table-cell>
          <table:table-cell table:style-name="Tableau2.C2" office:value-type="string">
            <text:list xml:id="list165710852070430" text:continue-numbering="true" text:style-name="L3">
              <text:list-item>
                <text:p text:style-name="P7">Le fournisseur contrôle tous les aspects de la solutions</text:p>
              </text:list-item>
              <text:list-item>
                <text:p text:style-name="P7">L'intégration avec des applications externes et autres applications en SaaS potentiellement difficile, voire impossible, et complexe</text:p>
              </text:list-item>
              <text:list-item>
                <text:p text:style-name="P7">La sécurité de vos données dépend entièrement du fournisseur</text:p>
              </text:list-item>
              <text:list-item>
                <text:p text:style-name="P7">La personnalisation de la solution est extrêmement limité</text:p>
              </text:list-item>
            </text:list>
          </table:table-cell>
        </table:table-row>
        <table:table-row>
          <table:table-cell table:style-name="Tableau2.A2" office:value-type="string">
            <text:p text:style-name="P12">PaaS</text:p>
          </table:table-cell>
          <table:table-cell table:style-name="Tableau2.A2" office:value-type="string">
            <text:list xml:id="list165710052782211" text:continue-numbering="true" text:style-name="L3">
              <text:list-item>
                <text:p text:style-name="P7">Développement et déploiement d’applications simples et économiques</text:p>
              </text:list-item>
              <text:list-item>
                <text:p text:style-name="P7">Évolutive</text:p>
              </text:list-item>
              <text:list-item>
                <text:p text:style-name="P7">Très disponible</text:p>
              </text:list-item>
              <text:list-item>
                <text:p text:style-name="P11">Les développeurs peuvent personnaliser les applications sans avoir à se préoccuper de la maintenance des logiciels</text:p>
              </text:list-item>
              <text:list-item>
                <text:p text:style-name="P7">Réduction significative de la quantité de codage nécessaire</text:p>
              </text:list-item>
              <text:list-item>
                <text:p text:style-name="P7">Automatisation de la politique commerciale</text:p>
              </text:list-item>
              <text:list-item>
                <text:p text:style-name="P7">Migration facile vers le modèle hybride</text:p>
              </text:list-item>
            </text:list>
          </table:table-cell>
          <table:table-cell table:style-name="Tableau2.C2" office:value-type="string">
            <text:list xml:id="list165710283615576" text:continue-numbering="true" text:style-name="L3">
              <text:list-item>
                <text:p text:style-name="P11">Le fournisseur contrôle la majorité des aspects de la solution en PaaS</text:p>
              </text:list-item>
              <text:list-item>
                <text:p text:style-name="P8">L'intégration avec des applications <text:span text:style-name="T1">et outils</text:span> externes <text:span text:style-name="T1">ainsi qu’à des </text:span><text:s/>applications en SaaS <text:span text:style-name="T1">n’appartenant pas à votre fournisseur</text:span> potentiellement difficile, voire impossible, et complexe</text:p>
              </text:list-item>
              <text:list-item>
                <text:p text:style-name="P8">La sécurité de vos données dépend <text:span text:style-name="T1">des mesures de sécurité de votre fournisseurs ainsi que des vôtres</text:span></text:p>
              </text:list-item>
              <text:list-item>
                <text:p text:style-name="P8">La personnalisation de la solution est limité</text:p>
              </text:list-item>
              <text:list-item>
                <text:p text:style-name="P11">Le contrôle sur certains aspect de la solution en PaaS peuvent être limité par le fournisseur</text:p>
              </text:list-item>
            </text:list>
          </table:table-cell>
        </table:table-row>
        <table:table-row>
          <table:table-cell table:style-name="Tableau2.A2" office:value-type="string">
            <text:p text:style-name="P14"><text:span text:style-name="T3">IaaS</text:span></text:p>
          </table:table-cell>
          <table:table-cell table:style-name="Tableau2.A2" office:value-type="string">
            <text:list xml:id="list2452182948" text:style-name="L4">
              <text:list-item>
                <text:p text:style-name="P5">Le modèle de <text:span text:style-name="T1">C</text:span>loud <text:span text:style-name="T1">C</text:span>omputing le plus flexible</text:p>
              </text:list-item>
              <text:list-item>
                <text:p text:style-name="P5">Facilité d’automatisation du déploiement du stockage, du réseau, des serveurs et de la puissance de traitement</text:p>
              </text:list-item>
              <text:list-item>
                <text:p text:style-name="P5">Les achats de matériel peuvent être basés sur la consommation</text:p>
              </text:list-item>
              <text:list-item>
                <text:p text:style-name="P5">Les clients gardent le contrôle total de leur infrastructure</text:p>
              </text:list-item>
              <text:list-item>
                <text:p text:style-name="P5">Les ressources peuvent être achetées au besoin</text:p>
              </text:list-item>
              <text:list-item>
                <text:p text:style-name="P5">Très évolutif</text:p>
              </text:list-item>
            </text:list>
          </table:table-cell>
          <table:table-cell table:style-name="Tableau2.C2" office:value-type="string">
            <text:list xml:id="list165710268730572" text:continue-numbering="true" text:style-name="L4">
              <text:list-item>
                <text:p text:style-name="P6"><text:span text:style-name="T1">La disponibilité de votre/vos produits pour vos clients dépends entièrement de votre fournisseur pour assurer que tous ces clients on accès aux ressources informatique qu’ils ont besoins</text:span></text:p>
              </text:list-item>
              <text:list-item>
                <text:p text:style-name="P6">Ressources internes et formation <text:span text:style-name="T1">nécessaires pour pouvoir utiliser la solution à son maximum</text:span></text:p>
              </text:list-item>
              <text:list-item>
                <text:p text:style-name="P6">Sécurité : Tant que le client contrôle les applications, les données, le middleware et la plate-forme du système d’exploitation, les menaces de sécurité peuvent toujours provenir de l’hôte ou d’autres machines virtuelles (VM). Les menaces internes ou les vulnérabilités du système peuvent exposer la communication de données entre l’infrastructure hôte et les machines virtuelles à des <text:soft-page-break/>entités non autorisées.</text:p>
              </text:list-item>
            </text:list>
          </table:table-cell>
        </table:table-row>
      </table:table>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irce-Regular" svg:font-family="Circe-Regular"/>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28T13:47:22.899000000</meta:creation-date>
    <dc:date>2022-10-28T16:57:09.320000000</dc:date>
    <meta:editing-duration>PT3H9M47S</meta:editing-duration>
    <meta:editing-cycles>1</meta:editing-cycles>
    <meta:document-statistic meta:table-count="2" meta:image-count="0" meta:object-count="0" meta:page-count="3" meta:paragraph-count="49" meta:word-count="738" meta:character-count="4799" meta:non-whitespace-character-count="4144"/>
    <meta:generator>LibreOffice/7.4.2.3$Windows_X86_64 LibreOffice_project/382eef1f22670f7f4118c8c2dd222ec7ad009daf</meta:generator>
  </office:meta>
</office:document-meta>
</file>